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ahoma"/>
    </style:style>
    <style:style style:name="P3" style:family="paragraph" style:parent-style-name="Standard">
      <style:paragraph-properties fo:text-align="justify" style:justify-single-word="false"/>
      <style:text-properties fo:color="#000000" style:font-name="Tahoma"/>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start" style:justify-single-word="false"/>
      <style:text-properties style:font-name="Tahoma" fo:font-size="20pt" fo:font-weight="normal" style:font-size-asian="20pt" style:font-weight-asian="normal" style:font-size-complex="20pt" style:font-weight-complex="normal"/>
    </style:style>
    <style:style style:name="P6" style:family="paragraph" style:parent-style-name="Heading_20_2">
      <style:paragraph-properties fo:text-align="center" style:justify-single-word="false"/>
      <style:text-properties style:font-name="Tahoma" fo:font-size="20pt" fo:font-weight="normal" style:font-size-asian="20pt" style:font-weight-asian="normal" style:font-size-complex="20pt" style:font-weight-complex="normal"/>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h text:style-name="P6" text:outline-level="2">¿Cómo ese interpreta el coeficiente de correlación de Pearson?</text:h>
      <text:p text:style-name="P5"/>
      <text:p text:style-name="P3">Su dimensión indica el nivel de asociación entre las variables.</text:p>
      <text:p text:style-name="P3"/>
      <text:p text:style-name="P3">Cuando es menor a cero (r &lt; 0) Se dice que hay correlación negativa: Las variables se correlacionan en un sentido inverso.</text:p>
      <text:p text:style-name="P3">A valores altos en una de las variables, le suelen corresponder valores bajos en la otra variable y viceversa. Cuánto el valor esté más próximo a -1 dicho coeficiente de correlación más evidente será la covariación extrema.</text:p>
      <text:p text:style-name="P3"/>
      <text:p text:style-name="P3">Si r= -1 se habla de correlación negativa perfecta, la cual supone una determinación absoluta entre ambas variables, en sentido <text:span text:style-name="T1">directo</text:span> coexiste una relación lineal perfecta de pendiente negativa.</text:p>
      <text:p text:style-name="P3"/>
      <text:p text:style-name="P3">Cuando es mayor a cero (r &gt; 0) Se dice que hay correlación positiva: Ambas variables se correlacionan en un sentido directo.</text:p>
      <text:p text:style-name="P3">A valores altos en una de las variables, le corresponden valores altos en la otra variable e igualmente en una situación inversa sucede con los valores bajos. Cuánto más próximo a +1 se encuentre el coeficiente de correlación más evidente será la covariación.</text:p>
      <text:p text:style-name="P3"/>
      <text:p text:style-name="P3">Si r = 1 Se habla de correlación positiva perfecta, la cual supone una determinación absoluta entre las variables, en sentido directo coexiste una relación lineal perfecta de pendiente positiva).</text:p>
      <text:p text:style-name="P3"/>
      <text:p text:style-name="P3">Cuando es igual a cero (r = 0) Se dice que las variables están incorrectamente relacionadas, no puede es posible establecer algún sentido de covariación.</text:p>
      <text:p text:style-name="P3">No existe relación lineal, pero esto no implica necesariamente que las variables sean independientes, pudiendo existir relaciones no lineales entre las variables.</text:p>
      <text:p text:style-name="P3"/>
      <text:p text:style-name="P3">Cuando las dos variables son independientes se dice que no están correlacionadas, aunque el resultado de reciprocidad no es necesariamente cierto.</text:p>
      <text:p text:style-name="P3"/>
      <text:p text:style-name="P3">Para concluir se puede decir que se ve más difícil de lo que resulta ser, sobre todo si se cuenta con tecnología avanzada, pues hoy día existen múltiples programas que facilitan esta labor de cálculo e interpretación del coeficiente de Pea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6:27:23.101560325</meta:creation-date>
    <dc:date>2020-02-28T03:06:41.185861222</dc:date>
    <meta:editing-duration>PT1H3M36S</meta:editing-duration>
    <meta:editing-cycles>2</meta:editing-cycles>
    <meta:generator>LibreOffice/6.0.7.3$Linux_X86_64 LibreOffice_project/00m0$Build-3</meta:generator>
    <meta:document-statistic meta:table-count="0" meta:image-count="0" meta:object-count="0" meta:page-count="1" meta:paragraph-count="12" meta:word-count="311" meta:character-count="1949" meta:non-whitespace-character-count="1650"/>
  </office:meta>
</office:document-meta>
</file>